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2cm" svg:stroke-color="#000000" draw:marker-start-width="0.275cm" draw:marker-end-width="0.275cm" draw:fill="solid" draw:fill-color="#0000ff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75cm" draw:marker-end-width="0.275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4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464cm"/>
    </style:style>
    <style:style style:name="gr7" style:family="graphic" style:parent-style-name="standard">
      <style:graphic-properties svg:stroke-width="0.02cm" svg:stroke-color="#000000" draw:marker-start-width="0.275cm" draw:marker-end-width="0.275cm" draw:fill="solid" draw:fill-color="#ff3333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dash" draw:stroke-dash="Dashed_20__28_var_29_" svg:stroke-width="0.04cm" svg:stroke-color="#ff3333" draw:marker-start-width="0.32cm" draw:marker-end-width="0.32cm" draw:fill="none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9" style:family="graphic" style:parent-style-name="objectwithoutfill">
      <style:graphic-properties svg:stroke-width="0.04cm" svg:stroke-color="#000000" draw:marker-start-width="0.34cm" draw:marker-end="Arrow_20_concave" draw:marker-end-width="0.3cm" draw:fill="none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svg:stroke-width="0.02cm" svg:stroke-color="#000000" draw:marker-start-width="0.275cm" draw:marker-end-width="0.275cm" draw:fill="solid" draw:fill-color="#b2b2b2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svg:stroke-width="0.02cm" svg:stroke-color="#000000" draw:marker-start-width="0.275cm" draw:marker-end-width="0.275cm" draw:fill="none" draw:fill-color="#ff3333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6cm" svg:height="8cm" svg:x="3cm" svg:y="3cm">
          <text:p/>
        </draw:rect>
        <draw:line draw:style-name="gr2" draw:text-style-name="P1" draw:layer="layout" svg:x1="3cm" svg:y1="7cm" svg:x2="9cm" svg:y2="7cm">
          <text:p/>
        </draw:line>
        <draw:line draw:style-name="gr2" draw:text-style-name="P1" draw:layer="layout" svg:x1="5cm" svg:y1="11cm" svg:x2="5cm" svg:y2="3cm">
          <text:p/>
        </draw:line>
        <draw:line draw:style-name="gr2" draw:text-style-name="P1" draw:layer="layout" svg:x1="5cm" svg:y1="9cm" svg:x2="9cm" svg:y2="9cm">
          <text:p/>
        </draw:line>
        <draw:line draw:style-name="gr2" draw:text-style-name="P1" draw:layer="layout" svg:x1="7cm" svg:y1="11cm" svg:x2="7cm" svg:y2="7cm">
          <text:p/>
        </draw:line>
        <draw:line draw:style-name="gr2" draw:text-style-name="P1" draw:layer="layout" svg:x1="5cm" svg:y1="5cm" svg:x2="9cm" svg:y2="5cm">
          <text:p/>
        </draw:line>
        <draw:line draw:style-name="gr2" draw:text-style-name="P1" draw:layer="layout" svg:x1="7cm" svg:y1="7cm" svg:x2="7cm" svg:y2="3cm">
          <text:p/>
        </draw:line>
        <draw:line draw:style-name="gr2" draw:text-style-name="P1" draw:layer="layout" svg:x1="3cm" svg:y1="5cm" svg:x2="5cm" svg:y2="5cm">
          <text:p/>
        </draw:line>
        <draw:line draw:style-name="gr2" draw:text-style-name="P1" draw:layer="layout" svg:x1="3cm" svg:y1="9cm" svg:x2="5cm" svg:y2="9cm">
          <text:p/>
        </draw:line>
        <draw:circle draw:style-name="gr3" draw:text-style-name="P1" draw:layer="layout" svg:width="0.5cm" svg:height="0.5cm" svg:x="7.7cm" svg:y="3.8cm">
          <text:p/>
        </draw:circle>
        <draw:circle draw:style-name="gr4" draw:text-style-name="P1" draw:layer="layout" svg:width="0.5cm" svg:height="0.5cm" svg:x="7.28cm" svg:y="4.28cm">
          <text:p/>
        </draw:circle>
        <draw:frame draw:style-name="gr5" draw:text-style-name="P2" draw:layer="layout" svg:width="6.34cm" svg:height="0.954cm" svg:x="2.86cm" svg:y="2.046cm">
          <draw:text-box>
            <text:p><text:span text:style-name="T1">Long-range interaction</text:span></text:p>
          </draw:text-box>
        </draw:frame>
        <draw:frame draw:style-name="gr6" draw:text-style-name="P2" draw:layer="layout" svg:width="6.374cm" svg:height="0.954cm" svg:x="9.836cm" svg:y="2.046cm">
          <draw:text-box>
            <text:p><text:span text:style-name="T1">Short-range interaction</text:span></text:p>
          </draw:text-box>
        </draw:frame>
        <draw:circle draw:style-name="gr4" draw:text-style-name="P1" draw:layer="layout" svg:width="0.5cm" svg:height="0.5cm" svg:x="3.28cm" svg:y="4.28cm">
          <text:p/>
        </draw:circle>
        <draw:circle draw:style-name="gr4" draw:text-style-name="P1" draw:layer="layout" svg:width="0.5cm" svg:height="0.5cm" svg:x="3.28cm" svg:y="3.28cm">
          <text:p/>
        </draw:circle>
        <draw:circle draw:style-name="gr3" draw:text-style-name="P1" draw:layer="layout" svg:width="0.5cm" svg:height="0.5cm" svg:x="3.8cm" svg:y="3.7cm">
          <text:p/>
        </draw:circle>
        <draw:circle draw:style-name="gr4" draw:text-style-name="P1" draw:layer="layout" svg:width="0.5cm" svg:height="0.5cm" svg:x="8.28cm" svg:y="4.28cm">
          <text:p/>
        </draw:circle>
        <draw:circle draw:style-name="gr4" draw:text-style-name="P1" draw:layer="layout" svg:width="0.5cm" svg:height="0.5cm" svg:x="4.28cm" svg:y="3.28cm">
          <text:p/>
        </draw:circle>
        <draw:circle draw:style-name="gr4" draw:text-style-name="P1" draw:layer="layout" svg:width="0.5cm" svg:height="0.5cm" svg:x="4.28cm" svg:y="4.28cm">
          <text:p/>
        </draw:circle>
        <draw:circle draw:style-name="gr4" draw:text-style-name="P1" draw:layer="layout" svg:width="0.5cm" svg:height="0.5cm" svg:x="7.28cm" svg:y="3.28cm">
          <text:p/>
        </draw:circle>
        <draw:circle draw:style-name="gr4" draw:text-style-name="P1" draw:layer="layout" svg:width="0.5cm" svg:height="0.5cm" svg:x="8.28cm" svg:y="3.28cm">
          <text:p/>
        </draw:circle>
        <draw:circle draw:style-name="gr4" draw:text-style-name="P1" draw:layer="layout" svg:width="0.5cm" svg:height="0.5cm" svg:x="6.18cm" svg:y="3.28cm">
          <text:p/>
        </draw:circle>
        <draw:circle draw:style-name="gr4" draw:text-style-name="P1" draw:layer="layout" svg:width="0.5cm" svg:height="0.5cm" svg:x="5.18cm" svg:y="3.28cm">
          <text:p/>
        </draw:circle>
        <draw:circle draw:style-name="gr4" draw:text-style-name="P1" draw:layer="layout" svg:width="0.5cm" svg:height="0.5cm" svg:x="5.18cm" svg:y="4.28cm">
          <text:p/>
        </draw:circle>
        <draw:circle draw:style-name="gr4" draw:text-style-name="P1" draw:layer="layout" svg:width="0.5cm" svg:height="0.5cm" svg:x="6.18cm" svg:y="4.28cm">
          <text:p/>
        </draw:circle>
        <draw:circle draw:style-name="gr7" draw:text-style-name="P1" draw:layer="layout" svg:width="0.5cm" svg:height="0.5cm" svg:x="4.28cm" svg:y="5.28cm">
          <text:p/>
        </draw:circle>
        <draw:circle draw:style-name="gr7" draw:text-style-name="P1" draw:layer="layout" svg:width="0.5cm" svg:height="0.5cm" svg:x="3.28cm" svg:y="6.28cm">
          <text:p/>
        </draw:circle>
        <draw:circle draw:style-name="gr3" draw:text-style-name="P1" draw:layer="layout" svg:width="0.5cm" svg:height="0.5cm" svg:x="5.7cm" svg:y="3.7cm">
          <text:p/>
        </draw:circle>
        <draw:circle draw:style-name="gr7" draw:text-style-name="P1" draw:layer="layout" svg:width="0.5cm" svg:height="0.5cm" svg:x="3.28cm" svg:y="7.28cm">
          <text:p/>
        </draw:circle>
        <draw:circle draw:style-name="gr7" draw:text-style-name="P1" draw:layer="layout" svg:width="0.5cm" svg:height="0.5cm" svg:x="3.28cm" svg:y="8.28cm">
          <text:p/>
        </draw:circle>
        <draw:circle draw:style-name="gr7" draw:text-style-name="P1" draw:layer="layout" svg:width="0.5cm" svg:height="0.5cm" svg:x="4.28cm" svg:y="9.28cm">
          <text:p/>
        </draw:circle>
        <draw:circle draw:style-name="gr7" draw:text-style-name="P1" draw:layer="layout" svg:width="0.5cm" svg:height="0.5cm" svg:x="3.28cm" svg:y="10.28cm">
          <text:p/>
        </draw:circle>
        <draw:circle draw:style-name="gr7" draw:text-style-name="P1" draw:layer="layout" svg:width="0.5cm" svg:height="0.5cm" svg:x="5.28cm" svg:y="9.28cm">
          <text:p/>
        </draw:circle>
        <draw:circle draw:style-name="gr7" draw:text-style-name="P1" draw:layer="layout" svg:width="0.5cm" svg:height="0.5cm" svg:x="5.28cm" svg:y="10.28cm">
          <text:p/>
        </draw:circle>
        <draw:circle draw:style-name="gr7" draw:text-style-name="P1" draw:layer="layout" svg:width="0.5cm" svg:height="0.5cm" svg:x="6.28cm" svg:y="10.28cm">
          <text:p/>
        </draw:circle>
        <draw:circle draw:style-name="gr7" draw:text-style-name="P1" draw:layer="layout" svg:width="0.5cm" svg:height="0.5cm" svg:x="7.28cm" svg:y="10.28cm">
          <text:p/>
        </draw:circle>
        <draw:circle draw:style-name="gr7" draw:text-style-name="P1" draw:layer="layout" svg:width="0.5cm" svg:height="0.5cm" svg:x="8.28cm" svg:y="10.28cm">
          <text:p/>
        </draw:circle>
        <draw:circle draw:style-name="gr7" draw:text-style-name="P1" draw:layer="layout" svg:width="0.5cm" svg:height="0.5cm" svg:x="8.28cm" svg:y="7.28cm">
          <text:p/>
        </draw:circle>
        <draw:circle draw:style-name="gr7" draw:text-style-name="P1" draw:layer="layout" svg:width="0.5cm" svg:height="0.5cm" svg:x="7.28cm" svg:y="7.28cm">
          <text:p/>
        </draw:circle>
        <draw:circle draw:style-name="gr7" draw:text-style-name="P1" draw:layer="layout" svg:width="0.5cm" svg:height="0.5cm" svg:x="7.28cm" svg:y="8.28cm">
          <text:p/>
        </draw:circle>
        <draw:circle draw:style-name="gr7" draw:text-style-name="P1" draw:layer="layout" svg:width="0.5cm" svg:height="0.5cm" svg:x="8.28cm" svg:y="8.28cm">
          <text:p/>
        </draw:circle>
        <draw:circle draw:style-name="gr7" draw:text-style-name="P1" draw:layer="layout" svg:width="0.5cm" svg:height="0.5cm" svg:x="8.28cm" svg:y="5.28cm">
          <text:p/>
        </draw:circle>
        <draw:circle draw:style-name="gr7" draw:text-style-name="P1" draw:layer="layout" svg:width="0.5cm" svg:height="0.5cm" svg:x="7.28cm" svg:y="6.28cm">
          <text:p/>
        </draw:circle>
        <draw:circle draw:style-name="gr7" draw:text-style-name="P1" draw:layer="layout" svg:width="0.5cm" svg:height="0.5cm" svg:x="8.28cm" svg:y="6.28cm">
          <text:p/>
        </draw:circle>
        <draw:circle draw:style-name="gr7" draw:text-style-name="P1" draw:layer="layout" svg:width="0.5cm" svg:height="0.5cm" svg:x="6.28cm" svg:y="5.28cm">
          <text:p/>
        </draw:circle>
        <draw:circle draw:style-name="gr7" draw:text-style-name="P1" draw:layer="layout" svg:width="0.5cm" svg:height="0.5cm" svg:x="5.28cm" svg:y="5.28cm">
          <text:p/>
        </draw:circle>
        <draw:circle draw:style-name="gr7" draw:text-style-name="P1" draw:layer="layout" svg:width="0.5cm" svg:height="0.5cm" svg:x="5.28cm" svg:y="6.28cm">
          <text:p/>
        </draw:circle>
        <draw:custom-shape draw:style-name="gr8" draw:text-style-name="P1" draw:layer="layout" svg:width="4cm" svg:height="4cm" svg:x="11cm" svg:y="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9" draw:text-style-name="P1" draw:layer="layout" svg:x1="4cm" svg:y1="6.6cm" svg:x2="5.4cm" svg:y2="8cm">
          <text:p/>
        </draw:line>
        <draw:line draw:style-name="gr9" draw:text-style-name="P1" draw:layer="layout" svg:x1="6.185cm" svg:y1="6cm" svg:x2="6.185cm" svg:y2="7.692cm">
          <text:p/>
        </draw:line>
        <draw:line draw:style-name="gr9" draw:text-style-name="P1" draw:layer="layout" svg:x1="7.3cm" svg:y1="4.7cm" svg:x2="6.485cm" svg:y2="7.682cm">
          <text:p/>
        </draw:line>
        <draw:line draw:style-name="gr9" draw:text-style-name="P1" draw:layer="layout" svg:x1="7.9cm" svg:y1="6.7cm" svg:x2="6.485cm" svg:y2="8cm">
          <text:p/>
        </draw:line>
        <draw:line draw:style-name="gr9" draw:text-style-name="P1" draw:layer="layout" svg:x1="7.9cm" svg:y1="8.1cm" svg:x2="6.413cm" svg:y2="8.12cm">
          <text:p/>
        </draw:line>
        <draw:circle draw:style-name="gr10" draw:text-style-name="P1" draw:layer="layout" svg:width="0.5cm" svg:height="0.5cm" svg:x="5.3cm" svg:y="7.3cm">
          <text:p/>
        </draw:circle>
        <draw:line draw:style-name="gr9" draw:text-style-name="P1" draw:layer="layout" svg:x1="4.091cm" svg:y1="4.39cm" svg:x2="5.491cm" svg:y2="7.69cm">
          <text:p/>
        </draw:line>
        <draw:line draw:style-name="gr9" draw:text-style-name="P1" draw:layer="layout" svg:x1="5.87cm" svg:y1="4.391cm" svg:x2="5.87cm" svg:y2="7.693cm">
          <text:p/>
        </draw:line>
        <draw:circle draw:style-name="gr10" draw:text-style-name="P1" draw:layer="layout" svg:width="0.5cm" svg:height="0.5cm" svg:x="6.2cm" svg:y="8.2cm">
          <text:p/>
        </draw:circle>
        <draw:circle draw:style-name="gr10" draw:text-style-name="P1" draw:layer="layout" svg:width="0.5cm" svg:height="0.5cm" svg:x="5.3cm" svg:y="8.2cm">
          <text:p/>
        </draw:circle>
        <draw:line draw:style-name="gr9" draw:text-style-name="P1" draw:layer="layout" svg:x1="3.98cm" svg:y1="8.3cm" svg:x2="5.49cm" svg:y2="8.3cm">
          <text:p/>
        </draw:line>
        <draw:line draw:style-name="gr9" draw:text-style-name="P1" draw:layer="layout" svg:x1="4.19cm" svg:y1="10.01cm" svg:x2="5.48cm" svg:y2="8.61cm">
          <text:p/>
        </draw:line>
        <draw:line draw:style-name="gr9" draw:text-style-name="P1" draw:layer="layout" svg:x1="5.893cm" svg:y1="10.02cm" svg:x2="5.903cm" svg:y2="8.61cm">
          <text:p/>
        </draw:line>
        <draw:line draw:style-name="gr9" draw:text-style-name="P1" draw:layer="layout" svg:x1="7.51cm" svg:y1="9.91cm" svg:x2="6.413cm" svg:y2="8.62cm">
          <text:p/>
        </draw:line>
        <draw:rect draw:style-name="gr1" draw:text-style-name="P1" draw:layer="layout" svg:width="6cm" svg:height="8cm" svg:x="10cm" svg:y="3cm">
          <text:p/>
        </draw:rect>
        <draw:line draw:style-name="gr2" draw:text-style-name="P1" draw:layer="layout" svg:x1="10cm" svg:y1="7cm" svg:x2="16cm" svg:y2="7cm">
          <text:p/>
        </draw:line>
        <draw:line draw:style-name="gr2" draw:text-style-name="P1" draw:layer="layout" svg:x1="12cm" svg:y1="11cm" svg:x2="12cm" svg:y2="3cm">
          <text:p/>
        </draw:line>
        <draw:line draw:style-name="gr2" draw:text-style-name="P1" draw:layer="layout" svg:x1="12cm" svg:y1="9cm" svg:x2="16cm" svg:y2="9cm">
          <text:p/>
        </draw:line>
        <draw:line draw:style-name="gr2" draw:text-style-name="P1" draw:layer="layout" svg:x1="14cm" svg:y1="11cm" svg:x2="14cm" svg:y2="7cm">
          <text:p/>
        </draw:line>
        <draw:line draw:style-name="gr2" draw:text-style-name="P1" draw:layer="layout" svg:x1="12cm" svg:y1="5cm" svg:x2="16cm" svg:y2="5cm">
          <text:p/>
        </draw:line>
        <draw:line draw:style-name="gr2" draw:text-style-name="P1" draw:layer="layout" svg:x1="14cm" svg:y1="7cm" svg:x2="14cm" svg:y2="3cm">
          <text:p/>
        </draw:line>
        <draw:line draw:style-name="gr2" draw:text-style-name="P1" draw:layer="layout" svg:x1="10cm" svg:y1="5cm" svg:x2="12cm" svg:y2="5cm">
          <text:p/>
        </draw:line>
        <draw:line draw:style-name="gr2" draw:text-style-name="P1" draw:layer="layout" svg:x1="10cm" svg:y1="9cm" svg:x2="12cm" svg:y2="9cm">
          <text:p/>
        </draw:line>
        <draw:circle draw:style-name="gr4" draw:text-style-name="P1" draw:layer="layout" svg:width="0.5cm" svg:height="0.5cm" svg:x="14.28cm" svg:y="4.28cm">
          <text:p/>
        </draw:circle>
        <draw:circle draw:style-name="gr4" draw:text-style-name="P1" draw:layer="layout" svg:width="0.5cm" svg:height="0.5cm" svg:x="10.28cm" svg:y="4.28cm">
          <text:p/>
        </draw:circle>
        <draw:circle draw:style-name="gr4" draw:text-style-name="P1" draw:layer="layout" svg:width="0.5cm" svg:height="0.5cm" svg:x="10.28cm" svg:y="3.28cm">
          <text:p/>
        </draw:circle>
        <draw:circle draw:style-name="gr4" draw:text-style-name="P1" draw:layer="layout" svg:width="0.5cm" svg:height="0.5cm" svg:x="15.28cm" svg:y="4.28cm">
          <text:p/>
        </draw:circle>
        <draw:circle draw:style-name="gr4" draw:text-style-name="P1" draw:layer="layout" svg:width="0.5cm" svg:height="0.5cm" svg:x="11.28cm" svg:y="3.28cm">
          <text:p/>
        </draw:circle>
        <draw:circle draw:style-name="gr4" draw:text-style-name="P1" draw:layer="layout" svg:width="0.5cm" svg:height="0.5cm" svg:x="11.28cm" svg:y="4.28cm">
          <text:p/>
        </draw:circle>
        <draw:circle draw:style-name="gr4" draw:text-style-name="P1" draw:layer="layout" svg:width="0.5cm" svg:height="0.5cm" svg:x="14.28cm" svg:y="3.28cm">
          <text:p/>
        </draw:circle>
        <draw:circle draw:style-name="gr4" draw:text-style-name="P1" draw:layer="layout" svg:width="0.5cm" svg:height="0.5cm" svg:x="15.28cm" svg:y="3.28cm">
          <text:p/>
        </draw:circle>
        <draw:circle draw:style-name="gr4" draw:text-style-name="P1" draw:layer="layout" svg:width="0.5cm" svg:height="0.5cm" svg:x="13.18cm" svg:y="3.28cm">
          <text:p/>
        </draw:circle>
        <draw:circle draw:style-name="gr4" draw:text-style-name="P1" draw:layer="layout" svg:width="0.5cm" svg:height="0.5cm" svg:x="12.18cm" svg:y="3.28cm">
          <text:p/>
        </draw:circle>
        <draw:circle draw:style-name="gr4" draw:text-style-name="P1" draw:layer="layout" svg:width="0.5cm" svg:height="0.5cm" svg:x="12.18cm" svg:y="4.28cm">
          <text:p/>
        </draw:circle>
        <draw:circle draw:style-name="gr4" draw:text-style-name="P1" draw:layer="layout" svg:width="0.5cm" svg:height="0.5cm" svg:x="13.18cm" svg:y="4.28cm">
          <text:p/>
        </draw:circle>
        <draw:circle draw:style-name="gr11" draw:text-style-name="P1" draw:layer="layout" svg:width="0.5cm" svg:height="0.5cm" svg:x="11.28cm" svg:y="5.28cm">
          <text:p/>
        </draw:circle>
        <draw:circle draw:style-name="gr11" draw:text-style-name="P1" draw:layer="layout" svg:width="0.5cm" svg:height="0.5cm" svg:x="10.28cm" svg:y="6.28cm">
          <text:p/>
        </draw:circle>
        <draw:circle draw:style-name="gr11" draw:text-style-name="P1" draw:layer="layout" svg:width="0.5cm" svg:height="0.5cm" svg:x="10.28cm" svg:y="7.28cm">
          <text:p/>
        </draw:circle>
        <draw:circle draw:style-name="gr11" draw:text-style-name="P1" draw:layer="layout" svg:width="0.5cm" svg:height="0.5cm" svg:x="10.28cm" svg:y="8.28cm">
          <text:p/>
        </draw:circle>
        <draw:circle draw:style-name="gr7" draw:text-style-name="P1" draw:layer="layout" svg:width="0.5cm" svg:height="0.5cm" svg:x="11.28cm" svg:y="9.28cm">
          <text:p/>
        </draw:circle>
        <draw:circle draw:style-name="gr11" draw:text-style-name="P1" draw:layer="layout" svg:width="0.5cm" svg:height="0.5cm" svg:x="10.28cm" svg:y="10.28cm">
          <text:p/>
        </draw:circle>
        <draw:circle draw:style-name="gr7" draw:text-style-name="P1" draw:layer="layout" svg:width="0.5cm" svg:height="0.5cm" svg:x="12.28cm" svg:y="9.28cm">
          <text:p/>
        </draw:circle>
        <draw:circle draw:style-name="gr11" draw:text-style-name="P1" draw:layer="layout" svg:width="0.5cm" svg:height="0.5cm" svg:x="12.28cm" svg:y="10.28cm">
          <text:p/>
        </draw:circle>
        <draw:circle draw:style-name="gr11" draw:text-style-name="P1" draw:layer="layout" svg:width="0.5cm" svg:height="0.5cm" svg:x="13.28cm" svg:y="10.28cm">
          <text:p/>
        </draw:circle>
        <draw:circle draw:style-name="gr11" draw:text-style-name="P1" draw:layer="layout" svg:width="0.5cm" svg:height="0.5cm" svg:x="14.28cm" svg:y="10.28cm">
          <text:p/>
        </draw:circle>
        <draw:circle draw:style-name="gr11" draw:text-style-name="P1" draw:layer="layout" svg:width="0.5cm" svg:height="0.5cm" svg:x="15.28cm" svg:y="10.28cm">
          <text:p/>
        </draw:circle>
        <draw:circle draw:style-name="gr11" draw:text-style-name="P1" draw:layer="layout" svg:width="0.5cm" svg:height="0.5cm" svg:x="15.28cm" svg:y="7.28cm">
          <text:p/>
        </draw:circle>
        <draw:circle draw:style-name="gr7" draw:text-style-name="P1" draw:layer="layout" svg:width="0.5cm" svg:height="0.5cm" svg:x="14.28cm" svg:y="7.28cm">
          <text:p/>
        </draw:circle>
        <draw:circle draw:style-name="gr7" draw:text-style-name="P1" draw:layer="layout" svg:width="0.5cm" svg:height="0.5cm" svg:x="14.28cm" svg:y="8.28cm">
          <text:p/>
        </draw:circle>
        <draw:circle draw:style-name="gr11" draw:text-style-name="P1" draw:layer="layout" svg:width="0.5cm" svg:height="0.5cm" svg:x="15.28cm" svg:y="8.28cm">
          <text:p/>
        </draw:circle>
        <draw:circle draw:style-name="gr11" draw:text-style-name="P1" draw:layer="layout" svg:width="0.5cm" svg:height="0.5cm" svg:x="15.28cm" svg:y="5.28cm">
          <text:p/>
        </draw:circle>
        <draw:circle draw:style-name="gr7" draw:text-style-name="P1" draw:layer="layout" svg:width="0.5cm" svg:height="0.5cm" svg:x="14.28cm" svg:y="6.28cm">
          <text:p/>
        </draw:circle>
        <draw:circle draw:style-name="gr11" draw:text-style-name="P1" draw:layer="layout" svg:width="0.5cm" svg:height="0.5cm" svg:x="15.28cm" svg:y="6.28cm">
          <text:p/>
        </draw:circle>
        <draw:circle draw:style-name="gr11" draw:text-style-name="P1" draw:layer="layout" svg:width="0.5cm" svg:height="0.5cm" svg:x="13.28cm" svg:y="5.28cm">
          <text:p/>
        </draw:circle>
        <draw:circle draw:style-name="gr11" draw:text-style-name="P1" draw:layer="layout" svg:width="0.5cm" svg:height="0.5cm" svg:x="12.28cm" svg:y="5.28cm">
          <text:p/>
        </draw:circle>
        <draw:circle draw:style-name="gr7" draw:text-style-name="P1" draw:layer="layout" svg:width="0.5cm" svg:height="0.5cm" svg:x="12.28cm" svg:y="6.28cm">
          <text:p/>
        </draw:circle>
        <draw:line draw:style-name="gr9" draw:text-style-name="P1" draw:layer="layout" svg:x1="13.185cm" svg:y1="6cm" svg:x2="13.185cm" svg:y2="7.692cm">
          <text:p/>
        </draw:line>
        <draw:line draw:style-name="gr9" draw:text-style-name="P1" draw:layer="layout" svg:x1="14.9cm" svg:y1="6.7cm" svg:x2="13.485cm" svg:y2="8cm">
          <text:p/>
        </draw:line>
        <draw:line draw:style-name="gr9" draw:text-style-name="P1" draw:layer="layout" svg:x1="14.9cm" svg:y1="8.1cm" svg:x2="13.413cm" svg:y2="8.12cm">
          <text:p/>
        </draw:line>
        <draw:circle draw:style-name="gr10" draw:text-style-name="P1" draw:layer="layout" svg:width="0.5cm" svg:height="0.5cm" svg:x="12.3cm" svg:y="7.3cm">
          <text:p/>
        </draw:circle>
        <draw:circle draw:style-name="gr10" draw:text-style-name="P1" draw:layer="layout" svg:width="0.5cm" svg:height="0.5cm" svg:x="13.2cm" svg:y="8.2cm">
          <text:p/>
        </draw:circle>
        <draw:circle draw:style-name="gr10" draw:text-style-name="P1" draw:layer="layout" svg:width="0.5cm" svg:height="0.5cm" svg:x="12.3cm" svg:y="8.2cm">
          <text:p/>
        </draw:circle>
        <draw:line draw:style-name="gr9" draw:text-style-name="P1" draw:layer="layout" svg:x1="11.19cm" svg:y1="10.01cm" svg:x2="12.48cm" svg:y2="8.61cm">
          <text:p/>
        </draw:line>
        <draw:line draw:style-name="gr9" draw:text-style-name="P1" draw:layer="layout" svg:x1="12.893cm" svg:y1="10.02cm" svg:x2="12.903cm" svg:y2="8.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nikawa Ataru</meta:initial-creator>
    <meta:creation-date>2015-04-06T10:21:51</meta:creation-date>
    <dc:date>2015-04-16T13:26:43</dc:date>
    <dc:creator>Tanikawa Ataru</dc:creator>
    <meta:editing-duration>PT2H38M58S</meta:editing-duration>
    <meta:editing-cycles>157</meta:editing-cycles>
    <meta:generator>OpenOffice/4.1.1$Unix OpenOffice.org_project/411m6$Build-9775</meta:generator>
    <meta:document-statistic meta:object-count="112"/>
  </office:meta>
</office:document-meta>
</file>